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756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  <table:table-cell table:formula="of:=SUM([.F3:.F100])" office:value-type="float" office:value="610.1" calcext:value-type="float">
            <text:p>610.1</text:p>
          </table:table-cell>
        </table:table-row>
        <table:table-row table:style-name="ro1">
          <table:table-cell table:style-name="ce1" office:value-type="string" calcext:value-type="string">
            <text:p>Gruppe</text:p>
          </table:table-cell>
          <table:table-cell table:style-name="ce1" office:value-type="string" calcext:value-type="string">
            <text:p>Bauteil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Multiplikator</text:p>
          </table:table-cell>
          <table:table-cell table:style-name="ce1"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Seitenelement</text:p>
          </table:table-cell>
          <table:table-cell office:value-type="string" calcext:value-type="string">
            <text:p>Item 40x40x20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3]*[.D3]*[.E3]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Item 40x40x520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4]*[.D4]*[.E4]" office:value-type="float" office:value="82.5" calcext:value-type="float">
            <text:p>82.5</text:p>
          </table:table-cell>
        </table:table-row>
        <table:table-row table:style-name="ro1">
          <table:table-cell/>
          <table:table-cell office:value-type="string" calcext:value-type="string">
            <text:p>Standfuß</text:p>
          </table:table-cell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5]*[.D5]*[.E5]" office:value-type="float" office:value="22.6" calcext:value-type="float">
            <text:p>22.6</text:p>
          </table:table-cell>
        </table:table-row>
        <table:table-row table:style-name="ro1">
          <table:table-cell/>
          <table:table-cell office:value-type="string" calcext:value-type="string">
            <text:p>Verbinder</text:p>
          </table:table-cell>
          <table:table-cell office:value-type="float" office:value="2.14" calcext:value-type="float">
            <text:p>2.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6]*[.D6]*[.E6]" office:value-type="float" office:value="171.2" calcext:value-type="float">
            <text:p>171.2</text:p>
          </table:table-cell>
        </table:table-row>
        <table:table-row table:style-name="ro1">
          <table:table-cell/>
          <table:table-cell office:value-type="string" calcext:value-type="string">
            <text:p>Winkel 40x40</text:p>
          </table:table-cell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7]*[.D7]*[.E7]"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Querstreben</text:p>
          </table:table-cell>
          <table:table-cell office:value-type="string" calcext:value-type="string">
            <text:p>Item 40x40x1760</text:p>
          </table:table-cell>
          <table:table-cell office:value-type="float" office:value="19.8" calcext:value-type="float">
            <text:p>19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]*[.D8]*[.E8]"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Wandbefestigung</text:p>
          </table:table-cell>
          <table:table-cell office:value-type="string" calcext:value-type="string">
            <text:p>Item 40x16x1760</text:p>
          </table:table-cell>
          <table:table-cell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]*[.D9]*[.E9]"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Nutsteine</text:p>
          </table:table-cell>
          <table:table-cell office:value-type="string" calcext:value-type="string">
            <text:p>M6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10]*[.D10]*[.E10]"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table:formula="of:=[.C11]*[.D11]*[.E11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12]*[.D12]*[.E1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13]*[.D13]*[.E1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14]*[.D14]*[.E1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15]*[.D15]*[.E1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16]*[.D16]*[.E16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17]*[.D17]*[.E17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18]*[.D18]*[.E18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19]*[.D19]*[.E1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20]*[.D20]*[.E20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21]*[.D21]*[.E21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22]*[.D22]*[.E2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23]*[.D23]*[.E2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24]*[.D24]*[.E2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25]*[.D25]*[.E2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26]*[.D26]*[.E26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27]*[.D27]*[.E27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28]*[.D28]*[.E28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29]*[.D29]*[.E2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C30]*[.D30]*[.E3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48:58.043617704</meta:creation-date>
    <dc:date>2024-09-25T12:16:31.681395644</dc:date>
    <meta:editing-duration>PT4M14S</meta:editing-duration>
    <meta:editing-cycles>1</meta:editing-cycles>
    <meta:document-statistic meta:table-count="1" meta:cell-count="71" meta:object-count="0"/>
    <meta:generator>LibreOffice/24.8.1.2$Linux_X86_64 LibreOffice_project/480$Build-2</meta:generator>
  </office:meta>
</office:document-meta>
</file>